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43a7" officeooo:paragraph-rsid="000c43a7"/>
    </style:style>
    <style:style style:name="P2" style:family="paragraph" style:parent-style-name="Standard">
      <style:text-properties officeooo:rsid="000ce7a6" officeooo:paragraph-rsid="000ce7a6"/>
    </style:style>
    <style:style style:name="P3" style:family="paragraph" style:parent-style-name="Standard">
      <style:text-properties officeooo:rsid="000e524a" officeooo:paragraph-rsid="000e524a"/>
    </style:style>
    <style:style style:name="P4" style:family="paragraph" style:parent-style-name="Standard">
      <style:text-properties officeooo:rsid="0010161b" officeooo:paragraph-rsid="0010161b"/>
    </style:style>
    <style:style style:name="P5" style:family="paragraph" style:parent-style-name="Standard">
      <style:text-properties officeooo:rsid="0012ad47" officeooo:paragraph-rsid="0012ad47"/>
    </style:style>
    <style:style style:name="P6" style:family="paragraph" style:parent-style-name="Standard">
      <style:text-properties officeooo:rsid="0012b0d6" officeooo:paragraph-rsid="0012b0d6"/>
    </style:style>
    <style:style style:name="P7" style:family="paragraph" style:parent-style-name="Standard">
      <style:text-properties officeooo:rsid="00145481" officeooo:paragraph-rsid="00145481"/>
    </style:style>
    <style:style style:name="P8" style:family="paragraph" style:parent-style-name="Standard">
      <style:text-properties officeooo:rsid="0016ef83" officeooo:paragraph-rsid="0016ef83"/>
    </style:style>
    <style:style style:name="P9" style:family="paragraph" style:parent-style-name="Standard">
      <style:text-properties officeooo:rsid="0012b0d6" officeooo:paragraph-rsid="0019ad2b"/>
    </style:style>
    <style:style style:name="T1" style:family="text">
      <style:text-properties officeooo:rsid="00145481"/>
    </style:style>
    <style:style style:name="T2" style:family="text">
      <style:text-properties officeooo:rsid="0015385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op</text:p>
      <text:p text:style-name="P1">with</text:p>
      <text:p text:style-name="P1">classes interface mixins</text:p>
      <text:p text:style-name="P1">late keyword</text:p>
      <text:p text:style-name="P1">builder</text:p>
      <text:p text:style-name="P2">final keyword</text:p>
      <text:p text:style-name="P3">where foreach contains</text:p>
      <text:p text:style-name="P4">context</text:p>
      <text:p text:style-name="P4">poping back etc</text:p>
      <text:p text:style-name="P4"/>
      <text:p text:style-name="P4"/>
      <text:p text:style-name="P4"/>
      <text:p text:style-name="P5">polymorphism </text:p>
      <text:p text:style-name="P5"/>
      <text:p text:style-name="P5">@override keyword</text:p>
      <text:p text:style-name="P5"/>
      <text:p text:style-name="P5">changing definition of the functiion in chlid class after inherting it from the parent class</text:p>
      <text:p text:style-name="P5"/>
      <text:p text:style-name="P6"/>
      <text:p text:style-name="P6">a dart class can only extend 1 class </text:p>
      <text:p text:style-name="P6"/>
      <text:p text:style-name="P6">if you want functions or properties of 2 classes <text:s/>in your new child class then </text:p>
      <text:p text:style-name="P6">use (implement) keyword <text:s text:c="2"/>→ <text:s/>class implements interface</text:p>
      <text:p text:style-name="P6"/>
      <text:p text:style-name="P6"/>
      <text:p text:style-name="P6">-------------------------------------------------------------------------------------------------------</text:p>
      <text:p text:style-name="P6"/>
      <text:p text:style-name="P9"><text:s/></text:p>
      <text:p text:style-name="P9"><text:span text:style-name="T1">Encapsulation : In Oop we group related variables and functions that operate </text:span></text:p>
      <text:p text:style-name="P6"><text:tab/><text:tab/> <text:s text:c="3"/><text:span text:style-name="T1">on them into objects and <text:s/>this is whar we call encapsulation </text:span></text:p>
      <text:p text:style-name="P6"><text:s text:c="27"/><text:span text:style-name="T1">(uncle bob –&gt; best func) </text:span></text:p>
      <text:p text:style-name="P6"/>
      <text:p text:style-name="P7"/>
      <text:p text:style-name="P7">Abstraction: <text:s text:c="6"/>making things easy <text:s/>→ hide complexity </text:p>
      <text:p text:style-name="P7"><text:s text:c="27"/>hide some of peoperties and methods of objects for outside.</text:p>
      <text:p text:style-name="P7"><text:s text:c="26"/>Private methods will remain secure as it can not be acssed from outsde</text:p>
      <text:p text:style-name="P7"/>
      <text:p text:style-name="P7">Inheritance; <text:s text:c="6"/>prevent you from writing code again and again </text:p>
      <text:p text:style-name="P7"><text:s text:c="26"/>help us from wirting redundant code.</text:p>
      <text:p text:style-name="P7"/>
      <text:p text:style-name="P7">Polymorphism : <text:s text:c="3"/>poly=many <text:s text:c="3"/>morph= forms <text:s text:c="6"/>→ override keyword</text:p>
      <text:p text:style-name="P7"><text:tab/><text:tab/> <text:s text:c="5"/></text:p>
      <text:p text:style-name="P7"><text:tab/><text:tab/> <text:s text:c="3"/>same method behaving differently </text:p>
      <text:p text:style-name="P7"><text:s text:c="27"/><text:span text:style-name="T2">prevent from ugly switch/case statements</text:span></text:p>
      <text:p text:style-name="P7">----------------------------------------------------------------------------------------</text:p>
      <text:p text:style-name="P7"/>
      <text:p text:style-name="P8">mixin is a class with no constructor <text:s text:c="2"/>→ can not be instantiated</text:p>
      <text:p text:style-name="P8"/>
      <text:p text:style-name="P8">can only have child which can inherit the properties</text:p>
      <text:p text:style-name="P8">----------------------------------------------------------------------------------------</text:p>
      <text:p text:style-name="P8"/>
      <text:p text:style-name="P8"/>
      <text:p text:style-name="P8"><text:soft-page-break/></text:p>
      <text:p text:style-name="P8">mixins (with) <text:s text:c="2"/>vs <text:s/>interface (implements)</text:p>
      <text:p text:style-name="P8"/>
      <text:p text:style-name="P8"/>
      <text:p text:style-name="P8">mixins objects can not be instantiated --→ it is like a abstract class</text:p>
      <text:p text:style-name="P8"/>
      <text:p text:style-name="P8">interface is originally a class whose object can be instantiated</text:p>
      <text:p text:style-name="P7"/>
      <text:p text:style-name="P7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9T23:26:01.896119956</meta:creation-date>
    <dc:date>2022-03-21T15:32:10.301462333</dc:date>
    <meta:editing-duration>PT44M20S</meta:editing-duration>
    <meta:editing-cycles>9</meta:editing-cycles>
    <meta:generator>LibreOffice/6.4.7.2$Linux_X86_64 LibreOffice_project/40$Build-2</meta:generator>
    <meta:document-statistic meta:table-count="0" meta:image-count="0" meta:object-count="0" meta:page-count="2" meta:paragraph-count="36" meta:word-count="208" meta:character-count="1716" meta:non-whitespace-character-count="1345"/>
  </office:meta>
</office:document-meta>
</file>